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a1d" officeooo:paragraph-rsid="000bba1d"/>
    </style:style>
    <style:style style:name="P2" style:family="paragraph" style:parent-style-name="Standard">
      <style:text-properties officeooo:paragraph-rsid="000bba1d"/>
    </style:style>
    <style:style style:name="P3" style:family="paragraph" style:parent-style-name="Standard">
      <style:text-properties officeooo:rsid="000daaa2" officeooo:paragraph-rsid="000daaa2"/>
    </style:style>
    <style:style style:name="P4" style:family="paragraph" style:parent-style-name="Standard">
      <style:text-properties officeooo:rsid="000e7b72" officeooo:paragraph-rsid="000e7b72"/>
    </style:style>
    <style:style style:name="P5" style:family="paragraph" style:parent-style-name="Standard">
      <style:text-properties officeooo:rsid="000e7b72" officeooo:paragraph-rsid="000bba1d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bba1d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normal" officeooo:rsid="000bba1d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 officeooo:rsid="000ec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1) What is HTML?</text:span></text:p>
      <text:p text:style-name="P5"><text:span text:style-name="T2">A) HTML stands for Hyper Text Markup Language. It describe the structure of a Web page. HTML is the standard markup language for creating Web pages.</text:span></text:p>
      <text:p text:style-name="P5"><text:span text:style-name="T2"/></text:p>
      <text:p text:style-name="P5"><text:span text:style-name="T2">2) What are tags?</text:span></text:p>
      <text:p text:style-name="P5"><text:span text:style-name="T2">A) HTML tags are like keywords which defines that how web browser will format and display the content.</text:span></text:p>
      <text:p text:style-name="P5"><text:span text:style-name="T2"/></text:p>
      <text:p text:style-name="P5"><text:span text:style-name="T2"/></text:p>
      <text:p text:style-name="P5"><text:span text:style-name="T2">3) Do all HTML tags come in a pair?</text:span></text:p>
      <text:p text:style-name="P5"><text:span text:style-name="T2">A) no, for some tags pair is mandotary but their are some tags which is not use closing tag. eg &lt;br&gt;, &lt;hr&gt;, &lt;img&gt; etc. </text:span></text:p>
      <text:p text:style-name="P5"><text:span text:style-name="T2"/></text:p>
      <text:p text:style-name="P5"><text:span text:style-name="T2">4) What are some of the common lists that can be used when designing a page?</text:span></text:p>
      <text:p text:style-name="P5"><text:span text:style-name="T2">A) The three list types</text:span></text:p>
      <text:p text:style-name="P5"><text:span text:style-name="T2"><text:s text:c="4"/>Unordered lists</text:span></text:p>
      <text:p text:style-name="P5"><text:span text:style-name="T2"><text:s text:c="6"/>Unordered list markup</text:span></text:p>
      <text:p text:style-name="P5"><text:span text:style-name="T2"><text:s text:c="4"/>Ordered lists</text:span></text:p>
      <text:p text:style-name="P5"><text:span text:style-name="T2"><text:s text:c="6"/>Ordered list markup : Beginning ordered lists with numbers other than 1</text:span></text:p>
      <text:p text:style-name="P5"><text:span text:style-name="T2"><text:s text:c="4"/>Description lists: Description list markup</text:span></text:p>
      <text:p text:style-name="P5"><text:span text:style-name="T2"/></text:p>
      <text:p text:style-name="P5"><text:span text:style-name="T2">5) How do you insert a comment in HTML?</text:span></text:p>
      <text:p text:style-name="P5"><text:span text:style-name="T2">A) &lt;!-- comment message --&gt;</text:span></text:p>
      <text:p text:style-name="P5"><text:span text:style-name="T2"/></text:p>
      <text:p text:style-name="P5"><text:span text:style-name="T2">6) Do all character entities display properly on all systems?</text:span></text:p>
      <text:p text:style-name="P5"><text:span text:style-name="T2">A) No, some character entities cannot be displayed if the operating system does not support these characters</text:span></text:p>
      <text:p text:style-name="P5"><text:span text:style-name="T2"/></text:p>
      <text:p text:style-name="P5"><text:span text:style-name="T2">7) What is an image map?</text:span></text:p>
      <text:p text:style-name="P5"><text:span text:style-name="T2">A) Applying the diffeerent links for different objects in a image</text:span></text:p>
      <text:p text:style-name="P5"><text:span text:style-name="T2"/></text:p>
      <text:p text:style-name="P5"><text:span text:style-name="T2">8 ) What is the advantage of collapsing white space?</text:span></text:p>
      <text:p text:style-name="P5"><text:span text:style-name="T2">A) Collapsing white spaces decreases the transmission time between the server and the client</text:span></text:p>
      <text:p text:style-name="P5"><text:span text:style-name="T2"/></text:p>
      <text:p text:style-name="P5"><text:span text:style-name="T2">9) Can attribute values be set to anything or are there specific values that they accept?</text:span></text:p>
      <text:p text:style-name="P5"><text:span text:style-name="T2">A) Some attribute values can be set to only predefined values. Other attributes can accept any numerical value that represents the number of pixels for a size</text:span></text:p>
      <text:p text:style-name="P5"><text:span text:style-name="T2"/></text:p>
      <text:p text:style-name="P5"><text:span text:style-name="T2">10) How do you insert a copyright symbol on a browser page?</text:span></text:p>
      <text:p text:style-name="P5"><text:span text:style-name="T2">A) by using "&amp;copy"</text:span></text:p>
      <text:p text:style-name="P5"><text:span text:style-name="T2"/></text:p>
      <text:p text:style-name="P5"><text:span text:style-name="T2">11) How do you create links to sections within the same page?</text:span></text:p>
      <text:p text:style-name="P5"><text:span text:style-name="T2">A) &lt;a href= "#id_of_section"&gt;some_text&lt;/a&gt;</text:span></text:p>
      <text:p text:style-name="P5"><text:span text:style-name="T2"/></text:p>
      <text:p text:style-name="P5"><text:span text:style-name="T2">12) Is there any way to keep list elements straight in an HTML file?</text:span></text:p>
      <text:p text:style-name="P5"><text:span text:style-name="T2">A) By using &lt;ol&gt;,&lt;ul&gt; tags</text:span></text:p>
      <text:p text:style-name="P5"><text:span text:style-name="T2"/></text:p>
      <text:p text:style-name="P5"><text:span text:style-name="T2">13) If you see a web address on a magazine, to which web page does it point?</text:span></text:p>
      <text:p text:style-name="P5"><text:span text:style-name="T2">A) magazine's top-most page.</text:span></text:p>
      <text:p text:style-name="P5"><text:span text:style-name="T2"/></text:p>
      <text:p text:style-name="P5"><text:span text:style-name="T2">14) What is the use of alternative text in image mapping?</text:span></text:p>
      <text:p text:style-name="P5"><text:span text:style-name="T2">A) adds a text description to an image on a Web page</text:span></text:p>
      <text:p text:style-name="P5"><text:span text:style-name="T2"/></text:p>
      <text:p text:style-name="P5"><text:span text:style-name="T2">15) Do older HTML files work on newer browsers?</text:span></text:p>
      <text:p text:style-name="P5"><text:span text:style-name="T2">A) Yes, but some features may not work.</text:span></text:p>
      <text:p text:style-name="P5"><text:span text:style-name="T2"/></text:p>
      <text:p text:style-name="P5"><text:span text:style-name="T2">16) Does a hyperlink apply to text only?</text:span></text:p>
      <text:p text:style-name="P5"><text:span text:style-name="T2">A) No, works for text,image, etc.</text:span></text:p>
      <text:p text:style-name="P5"><text:span text:style-name="T2"/></text:p>
      <text:p text:style-name="P5"><text:span text:style-name="T2">17) If the user’s operating system does not support the needed character, how can the symbol be represented?</text:span></text:p>
      <text:p text:style-name="P5"><text:span text:style-name="T2">A) in the form of some image.</text:span></text:p>
      <text:p text:style-name="P5"><text:span text:style-name="T2"/></text:p>
      <text:p text:style-name="P5"><text:span text:style-name="T2">18) How do you change the number type in the middle of a list?</text:span></text:p>
      <text:p text:style-name="P5"><text:span text:style-name="T2">A) &lt;li type="list_type" value= "3"&gt;</text:span></text:p>
      <text:p text:style-name="P5"><text:span text:style-name="T2"/></text:p>
      <text:p text:style-name="P5"><text:span text:style-name="T2">19) What are style sheets?</text:span></text:p>
      <text:p text:style-name="P5"><text:span text:style-name="T2">A) Adds effects , designes, style to web page.</text:span></text:p>
      <text:p text:style-name="P5"><text:span text:style-name="T2"/></text:p>
      <text:p text:style-name="P5"><text:span text:style-name="T2">20) State <text:s/>bullet types available in HTML </text:span></text:p>
      <text:p text:style-name="P5"><text:soft-page-break/><text:span text:style-name="T2">A) <text:s/>disc</text:span></text:p>
      <text:p text:style-name="P5"><text:span text:style-name="T2"><text:s text:c="4"/>circle</text:span></text:p>
      <text:p text:style-name="P5"><text:span text:style-name="T2"><text:s text:c="4"/>square</text:span></text:p>
      <text:p text:style-name="P5"><text:span text:style-name="T2"><text:s text:c="4"/>none</text:span></text:p>
      <text:p text:style-name="P5"><text:span text:style-name="T2"/></text:p>
      <text:p text:style-name="P5"><text:span text:style-name="T2">21) How do you create multicolored text in a webpage?</text:span></text:p>
      <text:p text:style-name="P5"><text:span text:style-name="T2">A) <text:s/>&lt;font color="color_name"&gt;&lt;/font&gt;</text:span></text:p>
      <text:p text:style-name="P5"><text:span text:style-name="T2"/></text:p>
      <text:p text:style-name="P5"><text:span text:style-name="T2">22) Why are there both numerical and named character entity values?</text:span></text:p>
      <text:p text:style-name="P5"><text:span text:style-name="T2">A) <text:s/>numerical values are taken from Ascii values but for easy understanding for web designer names are taken.</text:span></text:p>
      <text:p text:style-name="P5"><text:span text:style-name="T2">23) Write an HTML table tag sequence that outputs the following:</text:span></text:p>
      <text:p text:style-name="P5"><text:span text:style-name="T2">50 pcs 100 500</text:span></text:p>
      <text:p text:style-name="P5"><text:span text:style-name="T2">10 pcs 5 50</text:span></text:p>
      <text:p text:style-name="P5"><text:span text:style-name="T2">A) &lt;!DOCTYPE html&gt;</text:span></text:p>
      <text:p text:style-name="P5"><text:span text:style-name="T2">&lt;html&gt;</text:span></text:p>
      <text:p text:style-name="P5"><text:span text:style-name="T2">&lt;body&gt;</text:span></text:p>
      <text:p text:style-name="P5"><text:span text:style-name="T2">&lt;table style="width:100%"&gt;</text:span></text:p>
      <text:p text:style-name="P5"><text:span text:style-name="T2"><text:s text:c="2"/>&lt;tr&gt;</text:span></text:p>
      <text:p text:style-name="P5"><text:span text:style-name="T2"><text:s text:c="4"/>&lt;td&gt;50 pcs &lt;/td&gt;</text:span></text:p>
      <text:p text:style-name="P5"><text:span text:style-name="T2"><text:s text:c="4"/>&lt;td&gt;100&lt;/td&gt;</text:span></text:p>
      <text:p text:style-name="P5"><text:span text:style-name="T2"><text:s text:c="4"/>&lt;td&gt;500&lt;/td&gt;</text:span></text:p>
      <text:p text:style-name="P5"><text:span text:style-name="T2"><text:s text:c="2"/>&lt;/tr&gt;</text:span></text:p>
      <text:p text:style-name="P5"><text:span text:style-name="T2"><text:s text:c="2"/>&lt;tr&gt;</text:span></text:p>
      <text:p text:style-name="P5"><text:span text:style-name="T2"><text:s text:c="4"/>&lt;td&gt;100 pcs &lt;/td&gt;</text:span></text:p>
      <text:p text:style-name="P5"><text:span text:style-name="T2"><text:s text:c="4"/>&lt;td&gt;5&lt;/td&gt;</text:span></text:p>
      <text:p text:style-name="P5"><text:span text:style-name="T2"><text:s text:c="4"/>&lt;td&gt;50&lt;/td&gt;</text:span></text:p>
      <text:p text:style-name="P5"><text:span text:style-name="T2"><text:s text:c="2"/>&lt;/tr&gt;</text:span></text:p>
      <text:p text:style-name="P5"><text:span text:style-name="T2">&lt;/table&gt;</text:span></text:p>
      <text:p text:style-name="P5"><text:span text:style-name="T2">&lt;/body&gt;</text:span></text:p>
      <text:p text:style-name="P5"><text:span text:style-name="T2">&lt;/html&gt;</text:span></text:p>
      <text:p text:style-name="P5"><text:span text:style-name="T2"/></text:p>
      <text:p text:style-name="P5"><text:span text:style-name="T2">24) What is the advantage of grouping several checkboxes together?</text:span></text:p>
      <text:p text:style-name="P5"><text:span text:style-name="T2">A) <text:s/>we can select any one option </text:span></text:p>
      <text:p text:style-name="P5"><text:span text:style-name="T2"/></text:p>
      <text:p text:style-name="P5"><text:span text:style-name="T2">25) What will happen if you overlap sets of tags?</text:span></text:p>
      <text:p text:style-name="P5"><text:span text:style-name="T2">A) <text:s/>If two sets of HTML tags are overlapped, only the first tag will be recognized</text:span></text:p>
      <text:p text:style-name="P5"><text:span text:style-name="T2"/></text:p>
      <text:p text:style-name="P5"><text:span text:style-name="T2">26) What are applets?</text:span></text:p>
      <text:p text:style-name="P5"><text:span text:style-name="T2">A) <text:s/>Applet is a special type of program that is embedded in the webpage to generate the dynamic content. It runs inside the browser and works at client side</text:span></text:p>
      <text:p text:style-name="P5"><text:span text:style-name="T2"/></text:p>
      <text:p text:style-name="P5"><text:span text:style-name="T2">27) What if there is no text between the tags or if a text was omitted by mistake? Will it affect the display of the HTML file?</text:span></text:p>
      <text:p text:style-name="P5"><text:span text:style-name="T2">A) <text:s/>no formatting will appear</text:span></text:p>
      <text:p text:style-name="P5"><text:span text:style-name="T2"/></text:p>
      <text:p text:style-name="P5"><text:span text:style-name="T2">28) Is it possible to set specific colors for table borders?</text:span></text:p>
      <text:p text:style-name="P5"><text:span text:style-name="T2">A) <text:s/>yes</text:span></text:p>
      <text:p text:style-name="P5"><text:span text:style-name="T2"/></text:p>
      <text:p text:style-name="P5"><text:span text:style-name="T2">29) How do you create a link that will connect to another web page when clicked?</text:span></text:p>
      <text:p text:style-name="P5"><text:span text:style-name="T2">A) <text:s/>&lt;a href="link" target=”_blank”&gt;</text:span></text:p>
      <text:p text:style-name="P5"><text:span text:style-name="T2"/></text:p>
      <text:p text:style-name="P5"><text:span text:style-name="T2">30) What other ways can be used to align images and wrap text?</text:span></text:p>
      <text:p text:style-name="P5"><text:span text:style-name="T2">A) using css</text:span></text:p>
      <text:p text:style-name="P5"><text:span text:style-name="T2"/></text:p>
      <text:p text:style-name="P5"><text:span text:style-name="T2">31&gt; Display &amp;nbsp inside &lt;p&gt; paragraph tag.</text:span></text:p>
      <text:p text:style-name="P5"><text:span text:style-name="T2">A) <text:s/>&lt;p&gt;venky &amp;nbsp&amp;nbsp&amp;nbsp hi&lt;/p&gt;</text:span></text:p>
      <text:p text:style-name="P5"><text:span text:style-name="T2"/></text:p>
      <text:p text:style-name="P5"><text:span text:style-name="T2">32&gt; Insert a line between two different elements.</text:span></text:p>
      <text:p text:style-name="P5"><text:span text:style-name="T2"><text:s text:c="6"/>For example:</text:span></text:p>
      <text:p text:style-name="P5"><text:span text:style-name="T2"><text:s text:c="8"/>&lt;h1&gt; Before line &lt;/h1&gt;</text:span></text:p>
      <text:p text:style-name="P5"><text:span text:style-name="T2"><text:s text:c="8"/>(I need a line here)</text:span></text:p>
      <text:p text:style-name="P5"><text:span text:style-name="T2"><text:s text:c="8"/>&lt;p&gt;this para should come after line&lt;/p&gt;</text:span></text:p>
      <text:p text:style-name="P5"><text:span text:style-name="T2">A) <text:s/>&lt;!DOCTYPE html&gt;</text:span></text:p>
      <text:p text:style-name="P5"><text:span text:style-name="T2"><text:s text:c="6"/>&lt;html&gt;</text:span></text:p>
      <text:p text:style-name="P5"><text:span text:style-name="T2"><text:s text:c="12"/>&lt;body&gt;</text:span></text:p>
      <text:p text:style-name="P5"><text:span text:style-name="T2"><text:s text:c="18"/>&lt;h1&gt; Before line &lt;/h1&gt;</text:span></text:p>
      <text:p text:style-name="P5"><text:span text:style-name="T2"><text:s text:c="18"/>&lt;hr&gt;</text:span></text:p>
      <text:p text:style-name="P5"><text:span text:style-name="T2"><text:s text:c="18"/>&lt;p&gt;this para should come after line&lt;/p&gt;</text:span></text:p>
      <text:p text:style-name="P5"><text:soft-page-break/><text:span text:style-name="T2"><text:s text:c="12"/>&lt;/body&gt;</text:span></text:p>
      <text:p text:style-name="P5"><text:span text:style-name="T2"><text:s text:c="6"/>&lt;/html&gt;</text:span></text:p>
      <text:p text:style-name="P5"><text:span text:style-name="T2"/></text:p>
      <text:p text:style-name="P5"><text:span text:style-name="T2">33&gt; <text:s/>I Have a paragraph,</text:span></text:p>
      <text:p text:style-name="P5"><text:span text:style-name="T2"><text:s text:c="6"/>“ Hello I am MedPlus </text:span></text:p>
      <text:p text:style-name="P5"><text:span text:style-name="T2"><text:s text:c="8"/></text:span></text:p>
      <text:p text:style-name="P5"><text:span text:style-name="T2"><text:s text:c="8"/>Medplus <text:s text:c="11"/>is a <text:s text:c="9"/>good company </text:span></text:p>
      <text:p text:style-name="P5"><text:span text:style-name="T2"><text:s/></text:span></text:p>
      <text:p text:style-name="P5"><text:span text:style-name="T2"><text:s text:c="10"/>We <text:s text:c="3"/>all <text:s text:c="3"/>love <text:s text:c="6"/>Med <text:s text:c="32"/>Plus” </text:span></text:p>
      <text:p text:style-name="P5"><text:span text:style-name="T2"><text:s/></text:span></text:p>
      <text:p text:style-name="P5"><text:span text:style-name="T2"><text:s text:c="6"/>Using a single tag only, I want to preserve the same format (spaces and </text:span></text:p>
      <text:p text:style-name="P5"><text:span text:style-name="T2"><text:s text:c="6"/>line breaks) with using &lt;br&gt; tag.</text:span></text:p>
      <text:p text:style-name="P5"><text:span text:style-name="T2">A) <text:s text:c="3"/>&lt;pre&gt;</text:span></text:p>
      <text:p text:style-name="P5"><text:span text:style-name="T2"><text:s text:c="6"/>Hello I am MedPlus </text:span></text:p>
      <text:p text:style-name="P5"><text:span text:style-name="T2"><text:s text:c="8"/></text:span></text:p>
      <text:p text:style-name="P5"><text:span text:style-name="T2"><text:s text:c="8"/>Medplus <text:s text:c="11"/>is a <text:s text:c="9"/>good company </text:span></text:p>
      <text:p text:style-name="P5"><text:span text:style-name="T2"><text:s/></text:span></text:p>
      <text:p text:style-name="P5"><text:span text:style-name="T2"><text:s text:c="10"/>We <text:s text:c="3"/>all <text:s text:c="3"/>love <text:s text:c="6"/>Med <text:s text:c="32"/>Plus&lt;/pre&gt;</text:span></text:p>
      <text:p text:style-name="P5"><text:span text:style-name="T2">34&gt; Specify an alternate text for the image, the alternate text should say </text:span></text:p>
      <text:p text:style-name="P5"><text:span text:style-name="T2"><text:s text:c="6"/>“image not found” if the image don’t get load for any reason</text:span></text:p>
      <text:p text:style-name="P5"><text:span text:style-name="T2"><text:s text:c="6"/>&lt;img src=”smiley.gif” alt=“image not found” &gt;</text:span></text:p>
      <text:p text:style-name="P5"><text:span text:style-name="T2"><text:s text:c="6"/></text:span></text:p>
      <text:p text:style-name="P5"><text:span text:style-name="T2">35&gt; Make this format in html! (You can use any text but format and font </text:span></text:p>
      <text:p text:style-name="P5"><text:span text:style-name="T2"><text:s text:c="4"/>size should be similar)</text:span></text:p>
      <text:p text:style-name="P5"><text:span text:style-name="T2"><text:s text:c="32"/></text:span></text:p>
      <text:p text:style-name="P5"><text:span text:style-name="T2"><text:s text:c="29"/>Lorem Ipsum ( h1 and center align )</text:span></text:p>
      <text:p text:style-name="P5"><text:span text:style-name="T2"><text:s text:c="4"/>"Neque porro quisquam est qui dolorem ipsum quia dolor sit amet ( make bold and italic ), consectetur, adipisci velit..."</text:span></text:p>
      <text:p text:style-name="P5"><text:span text:style-name="T2"/></text:p>
      <text:p text:style-name="P5"><text:span text:style-name="T2"><text:s text:c="5"/>"There is no one who loves pain itself ( make use of small size font ), who seeks after it and wants to have it, simply because it is pain..."</text:span></text:p>
      <text:p text:style-name="P5"><text:span text:style-name="T2"><text:s/>A) <text:s text:c="3"/>&lt;!DOCTYPE html&gt;</text:span></text:p>
      <text:p text:style-name="P5"><text:span text:style-name="T2">&lt;html&gt;</text:span></text:p>
      <text:p text:style-name="P5"><text:span text:style-name="T2">&lt;body&gt;</text:span></text:p>
      <text:p text:style-name="P5"><text:span text:style-name="T2"><text:s/>&lt;h1 align="center"&gt;Lorem Ipsum &lt;/h1&gt;</text:span></text:p>
      <text:p text:style-name="P5"><text:span text:style-name="T2"><text:s text:c="4"/>&lt;strong&gt;"Neque porro quisquam est qui dolorem ipsum quia dolor sit amet <text:s/>&lt;/strong&gt;, consectetur, adipisci velit..."&lt;br&gt;</text:span></text:p>
      <text:p text:style-name="P5"><text:span text:style-name="T2"/></text:p>
      <text:p text:style-name="P5"><text:span text:style-name="T2"><text:s text:c="5"/>&lt;small&gt;"There is no one who loves pain itself &lt;/small&gt;, who seeks after it and wants to have it, simply because it is pain..."</text:span></text:p>
      <text:p text:style-name="P5"><text:span text:style-name="T2"><text:s text:c="5"/></text:span></text:p>
      <text:p text:style-name="P5"><text:span text:style-name="T2"><text:s text:c="5"/>Share something about what is Lorem Ipsum?</text:span></text:p>
      <text:p text:style-name="P5"><text:span text:style-name="T2">&lt;/body&gt;</text:span></text:p>
      <text:p text:style-name="P5"><text:span text:style-name="T2">&lt;/html&gt;</text:span></text:p>
      <text:p text:style-name="P5"><text:span text:style-name="T2"/></text:p>
      <text:p text:style-name="P5"><text:span text:style-name="T2"><text:s text:c="5"/>Share something about what is Lorem Ipsum?</text:span></text:p>
      <text:p text:style-name="P5"><text:span text:style-name="T2"><text:s text:c="5"/>Why do we use it?</text:span></text:p>
      <text:p text:style-name="P5"><text:span text:style-name="T2">A) <text:s text:c="3"/>Lorem Ipsum is a piece of text, used by designers to fill a space where the content will eventually sit. It helps show how text will look once a piece of content is finished, during the planning phase</text:span></text:p>
      <text:p text:style-name="P5"><text:span text:style-name="T2"><text:s/></text:span></text:p>
      <text:p text:style-name="P5"><text:span text:style-name="T2">36&gt; Print the following pattern in html using &lt;h1&gt; and &lt;p&gt; separately.</text:span></text:p>
      <text:p text:style-name="P5"><text:span text:style-name="T2"/></text:p>
      <text:p text:style-name="P5"><text:span text:style-name="T2"><text:s text:c="4"/>(note there are spaces before stars)</text:span></text:p>
      <text:p text:style-name="P5"><text:span text:style-name="T2"><text:s text:c="4"/></text:span></text:p>
      <text:p text:style-name="P5"><text:span text:style-name="T2"><text:s text:c="9"/>*</text:span></text:p>
      <text:p text:style-name="P5"><text:span text:style-name="T2"><text:s text:c="8"/>* *</text:span></text:p>
      <text:p text:style-name="P5"><text:span text:style-name="T2"><text:s text:c="7"/>* * *</text:span></text:p>
      <text:p text:style-name="P5"><text:span text:style-name="T2"><text:s text:c="6"/>* * * *</text:span></text:p>
      <text:p text:style-name="P5"><text:span text:style-name="T2"><text:s text:c="5"/>* * * * *</text:span></text:p>
      <text:p text:style-name="P5"><text:span text:style-name="T2"><text:s text:c="4"/>* * * * * *</text:span></text:p>
      <text:p text:style-name="P5"><text:span text:style-name="T2">A)</text:span></text:p>
      <text:p text:style-name="P5"><text:span text:style-name="T2"/></text:p>
      <text:p text:style-name="P5"><text:span text:style-name="T2">&lt;html &gt;</text:span></text:p>
      <text:p text:style-name="P5"><text:span text:style-name="T2"><text:s text:c="4"/>&lt;head&gt;</text:span></text:p>
      <text:p text:style-name="P5"><text:span text:style-name="T2"><text:s text:c="8"/>&lt;title&gt;</text:span></text:p>
      <text:p text:style-name="P5"><text:span text:style-name="T2"><text:s text:c="12"/>languages</text:span></text:p>
      <text:p text:style-name="P5"><text:span text:style-name="T2"><text:s text:c="8"/>&lt;/title&gt;</text:span></text:p>
      <text:p text:style-name="P5"><text:span text:style-name="T2"><text:s text:c="4"/>&lt;/head&gt;</text:span></text:p>
      <text:p text:style-name="P5"><text:span text:style-name="T2"><text:s text:c="4"/>&lt;body style="text-align:center"&gt;</text:span></text:p>
      <text:p text:style-name="P5"><text:soft-page-break/><text:span text:style-name="T2"><text:s text:c="4"/>&lt;h1 &gt;*&lt;/h1&gt;</text:span></text:p>
      <text:p text:style-name="P5"><text:span text:style-name="T2"><text:s text:c="4"/>&lt;h1 &gt;* *&lt;/h1&gt;</text:span></text:p>
      <text:p text:style-name="P5"><text:span text:style-name="T2"><text:s text:c="4"/>&lt;h1 &gt;* * *&lt;/h1&gt;</text:span></text:p>
      <text:p text:style-name="P5"><text:span text:style-name="T2"><text:s text:c="4"/>&lt;h1 &gt;* * * *&lt;/h1&gt;</text:span></text:p>
      <text:p text:style-name="P5"><text:span text:style-name="T2"><text:s text:c="4"/>&lt;h1 &gt;* * * * *&lt;/h1&gt;</text:span></text:p>
      <text:p text:style-name="P5"><text:span text:style-name="T2"><text:s text:c="4"/>&lt;h1 &gt;* * * * * *&lt;/h1&gt;</text:span></text:p>
      <text:p text:style-name="P5"><text:span text:style-name="T2"><text:s text:c="8"/></text:span></text:p>
      <text:p text:style-name="P5"><text:span text:style-name="T2"><text:s text:c="4"/>&lt;/body&gt;</text:span></text:p>
      <text:p text:style-name="P5"><text:span text:style-name="T2">&lt;/htm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2:55:44.179918432</meta:creation-date>
    <dc:date>2022-07-19T18:19:02.493960217</dc:date>
    <meta:editing-duration>PT1H2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66" meta:word-count="1097" meta:character-count="6569" meta:non-whitespace-character-count="4952"/>
  </office:meta>
</office:document-meta>
</file>